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ourier New" svg:font-family="'Courier New'"/>
    <style:font-face style:name="Mangal1" svg:font-family="Mangal"/>
    <style:font-face style:name="Segoe UI" svg:font-family="'Segoe UI',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paragraph-properties fo:line-height="115%"/>
    </style:style>
    <style:style style:name="P3" style:family="paragraph" style:parent-style-name="Text_20_body">
      <style:paragraph-properties fo:margin-left="0cm" fo:margin-right="0cm" fo:text-indent="-0.635cm" style:auto-text-indent="false"/>
    </style:style>
    <style:style style:name="P4" style:family="paragraph" style:parent-style-name="Text_20_body">
      <style:paragraph-properties fo:margin-left="2.54cm" fo:margin-right="0cm" fo:text-indent="-0.635cm" style:auto-text-indent="false"/>
    </style:style>
    <style:style style:name="P5" style:family="paragraph" style:parent-style-name="Text_20_body">
      <style:paragraph-properties fo:margin-left="0.635cm" fo:margin-right="0cm" fo:text-indent="0cm" style:auto-text-indent="false"/>
    </style:style>
    <style:style style:name="T1" style:family="text">
      <style:text-properties fo:background-color="#ffff00" loext:char-shading-value="0"/>
    </style:style>
    <style:style style:name="T2" style:family="text">
      <style:text-properties fo:color="#000000" style:font-name="Segoe UI" fo:font-size="10pt"/>
    </style:style>
    <style:style style:name="T3" style:family="text">
      <style:text-properties fo:font-variant="normal" fo:text-transform="none" style:font-name="Symbol"/>
    </style:style>
    <style:style style:name="T4" style:family="text">
      <style:text-properties fo:font-variant="normal" fo:text-transform="none" style:font-name="Courier New"/>
    </style:style>
    <style:style style:name="T5" style:family="text">
      <style:text-properties style:font-name="Symbol"/>
    </style:style>
    <style:style style:name="T6" style:family="text">
      <style:text-properties style:font-name="Symbol" officeooo:rsid="0004c160"/>
    </style:style>
    <style:style style:name="T7" style:family="text">
      <style:text-properties style:font-name="Courier New"/>
    </style:style>
    <style:style style:name="T8" style:family="text">
      <style:text-properties officeooo:rsid="0004c1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text:span text:style-name="T1">Si vous voyez des modifs ou corrections, n’hésitez pas à nous les transmettre.</text:span> </text:p>
      <text:p text:style-name="Text_20_body"/>
      <text:p text:style-name="P2"><text:span text:style-name="T8">Pour notre back, n</text:span>ous nous sommes fixés sur un Projet Maven en Java Entreprise <text:span text:style-name="T2">Edition </text:span>JEE7 accompagné des Framework Spring-Boot, Spring-Security, JavaMail, API Google, Hibernate,…</text:p>
      <text:p text:style-name="Text_20_body"/>
      <text:p text:style-name="Text_20_body">Nos packages :</text:p>
      <text:p text:style-name="P3"><text:span text:style-name="T5">·</text:span><text:span text:style-name="T3"> </text:span>Divers:</text:p>
      <text:p text:style-name="P4"><text:span text:style-name="T7">o</text:span><text:span text:style-name="T4"> </text:span>DemandeAbsencesApplication (lanceur de l’application).</text:p>
      <text:p text:style-name="P4"><text:span text:style-name="T7">o</text:span><text:span text:style-name="T4"> </text:span>Config.java permet de configurer l’application (par exemple Spring Security).</text:p>
      <text:p text:style-name="P4"><text:span text:style-name="T7">o</text:span><text:span text:style-name="T4"> </text:span>Common: Gestion des exceptions et des erreurs (serviceException et emailException dans le cas de notre projet).</text:p>
      <text:p text:style-name="P3"><text:span text:style-name="T5">·</text:span><text:span text:style-name="T3"> </text:span>Controller: Sert à définir les différents mappages de l’appli, se charge de gérer et diriger les échanges de données.</text:p>
      <text:p text:style-name="P3"><text:span text:style-name="T5">·</text:span><text:span text:style-name="T3"> </text:span>Service: Peut être également nommé Metier, sert à opérer des traitements sur les données.</text:p>
      <text:p text:style-name="P3"><text:span text:style-name="T5">·</text:span><text:span text:style-name="T3"> </text:span>DAO: Peut être également nommé Repository, c’est la couche qui permet à l’application de dialoguer avec la base de données.</text:p>
      <text:p text:style-name="P3"><text:span text:style-name="T5">·</text:span><text:span text:style-name="T3"> </text:span>Domain: Peut être également nommé Bean, POJO ou modèle, chargé de transformer les données échangées entre base SQL et objets Java.</text:p>
      <text:p text:style-name="P3"><text:span text:style-name="T5">·</text:span><text:span text:style-name="T3"> </text:span>Dto: Data Transfert Object, limite et met en forme les données à envoyer au front.</text:p>
      <text:p text:style-name="Text_20_body"/>
      <text:p text:style-name="Text_20_body"/>
      <text:p text:style-name="P3"><text:span text:style-name="T5">·</text:span><text:span text:style-name="T3"> </text:span>JPA repository: Pendant de CRUD Repository, package permettant de faire du CRUD, retourne les données sous forme de liste au lieu d’un iterable. Dans le service, le résultat fourni est exploitable directement contrairement au CRUD repository où il faut parcourir l’iterable.</text:p>
      <text:p text:style-name="P5"/>
      <text:p text:style-name="P5"/>
      <text:p text:style-name="P3"><text:span text:style-name="T5">·</text:span><text:span text:style-name="T3"> </text:span>Annotations: </text:p>
      <text:p text:style-name="P4"><text:span text:style-name="T7">o</text:span><text:span text:style-name="T4"> </text:span>JPA permet de relier la base SQL à Java (transforme les données SQL en objet Java).</text:p>
      <text:p text:style-name="P4"><text:span text:style-name="T7">o</text:span><text:span text:style-name="T4"> </text:span>Entity = base de données relationnelles</text:p>
      <text:p text:style-name="P4"><text:span text:style-name="T7">o</text:span><text:span text:style-name="T4"> </text:span>Table = spécifie la table de la BDD</text:p>
      <text:p text:style-name="P4"><text:span text:style-name="T7">o</text:span><text:span text:style-name="T4"> </text:span>GeneratedValue = Signifie que la colonne, généralement l’Id, est généré automatiquement sous réserve qu’il ait été l’attribut Auto-Incrémental dans la base.</text:p>
      <text:p text:style-name="P4"><text:soft-page-break/><text:span text:style-name="T7">o</text:span><text:span text:style-name="T4"> </text:span>Column = Spécifie le nom du champ de la table à traiter.</text:p>
      <text:p text:style-name="P4"><text:span text:style-name="T7">o</text:span><text:span text:style-name="T4"> </text:span>DateTimeFormat = Spécifie le format de la date échangée avec la base (gestion bidirectionnel).</text:p>
      <text:p text:style-name="P4"><text:span text:style-name="T7">o</text:span><text:span text:style-name="T4"> </text:span>Temporal = Spécifie que la donnée manipulée est de type Date.</text:p>
      <text:p text:style-name="P4"><text:span text:style-name="T7">o</text:span><text:span text:style-name="T4"> </text:span>Future = Spécifie que la date manipulée doit être supérieure ou égale à la date du jour.</text:p>
      <text:p text:style-name="P4"><text:span text:style-name="T7">o</text:span><text:span text:style-name="T4"> </text:span>ManyToOne ou OneToMany ou OneToOne = Servent à définir les cardinalités entre les tables.</text:p>
      <text:p text:style-name="P4"><text:span text:style-name="T7">o</text:span><text:span text:style-name="T4"> </text:span>JoinColumn = Utilisé avec manyToOne spécifie le champ de jointure de la cardinalité.</text:p>
      <text:p text:style-name="P4"><text:span text:style-name="T7">o</text:span><text:span text:style-name="T4"> </text:span>JsonBackReference = Fournie les données de premier niveau de dépendance (souvent associé à JsonManagedReference).</text:p>
      <text:p text:style-name="P4"><text:span text:style-name="T7">o</text:span><text:span text:style-name="T4"> </text:span>JsonIdentityInfo = Permet d’éviter les boucles de données à données.</text:p>
      <text:p text:style-name="P4"><text:span text:style-name="T7">o</text:span><text:span text:style-name="T4"> </text:span>Cascade = Permet de prendre en compte les données de la table ainsi que ses dépendances liées aux cardinalités.</text:p>
      <text:p text:style-name="P4"><text:span text:style-name="T7">o</text:span><text:span text:style-name="T4"> </text:span>Transactionnal = S’assure que toutes les opérations à effectuer sur la BDD sont valides avant de les transmettre à la base.</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ourier New" svg:font-family="'Courier New'"/>
    <style:font-face style:name="Mangal1" svg:font-family="Mangal"/>
    <style:font-face style:name="Segoe UI" svg:font-family="'Segoe UI',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21:42:16.392000000</meta:creation-date>
    <dc:date>2017-06-02T21:44:19.446000000</dc:date>
    <meta:editing-duration>PT2M4S</meta:editing-duration>
    <meta:editing-cycles>1</meta:editing-cycles>
    <meta:document-statistic meta:table-count="0" meta:image-count="0" meta:object-count="0" meta:page-count="2" meta:paragraph-count="28" meta:word-count="423" meta:character-count="2600" meta:non-whitespace-character-count="2203"/>
    <meta:generator>LibreOffice/5.3.2.2$Windows_X86_64 LibreOffice_project/6cd4f1ef626f15116896b1d8e1398b56da0d0ee1</meta:generator>
  </office:meta>
</office:document-meta>
</file>